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30.293"/>
          <table:table-cell office:value-type="float" office:value="126.757"/>
          <table:table-cell office:value-type="float" office:value="123.62"/>
          <table:table-cell office:value-type="float" office:value="0.0"/>
          <table:table-cell office:value-type="float" office:value="0.0"/>
          <table:table-cell office:value-type="float" office:value="560.0"/>
          <table:table-cell office:value-type="float" office:value="231566.0"/>
          <table:table-cell office:value-type="float" office:value="2798417.0"/>
          <table:table-cell office:value-type="float" office:value="453878.0"/>
          <table:table-cell office:value-type="float" office:value="1805048.0"/>
          <table:table-cell office:value-type="float" office:value="307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.275"/>
          <table:table-cell office:value-type="float" office:value="145.79"/>
          <table:table-cell office:value-type="float" office:value="142.63"/>
          <table:table-cell office:value-type="float" office:value="1.0"/>
          <table:table-cell office:value-type="float" office:value="0.0"/>
          <table:table-cell office:value-type="float" office:value="379.0"/>
          <table:table-cell office:value-type="float" office:value="137808.0"/>
          <table:table-cell office:value-type="float" office:value="5261376.0"/>
          <table:table-cell office:value-type="float" office:value="453878.0"/>
          <table:table-cell office:value-type="float" office:value="1805048.0"/>
          <table:table-cell office:value-type="float" office:value="3073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299"/>
          <table:table-cell office:value-type="float" office:value="3.97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4.0"/>
          <table:table-cell office:value-type="float" office:value="15288.0"/>
          <table:table-cell office:value-type="float" office:value="455606.0"/>
          <table:table-cell office:value-type="float" office:value="1811894.0"/>
          <table:table-cell office:value-type="float" office:value="308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25.727"/>
          <table:table-cell office:value-type="float" office:value="322.207"/>
          <table:table-cell office:value-type="float" office:value="319.08"/>
          <table:table-cell office:value-type="float" office:value="0.0"/>
          <table:table-cell office:value-type="float" office:value="0.0"/>
          <table:table-cell office:value-type="float" office:value="1402.0"/>
          <table:table-cell office:value-type="float" office:value="603152.0"/>
          <table:table-cell office:value-type="float" office:value="6135165.0"/>
          <table:table-cell office:value-type="float" office:value="453878.0"/>
          <table:table-cell office:value-type="float" office:value="1805049.0"/>
          <table:table-cell office:value-type="float" office:value="317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7.451"/>
          <table:table-cell office:value-type="float" office:value="213.84"/>
          <table:table-cell office:value-type="float" office:value="210.83"/>
          <table:table-cell office:value-type="float" office:value="1.0"/>
          <table:table-cell office:value-type="float" office:value="0.0"/>
          <table:table-cell office:value-type="float" office:value="532.0"/>
          <table:table-cell office:value-type="float" office:value="235057.0"/>
          <table:table-cell office:value-type="float" office:value="7262896.0"/>
          <table:table-cell office:value-type="float" office:value="453878.0"/>
          <table:table-cell office:value-type="float" office:value="1805049.0"/>
          <table:table-cell office:value-type="float" office:value="306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49066"/>
          <table:table-cell office:value-type="float" office:value="3.63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5.0"/>
          <table:table-cell office:value-type="float" office:value="6226.0"/>
          <table:table-cell office:value-type="float" office:value="455606.0"/>
          <table:table-cell office:value-type="float" office:value="1811895.0"/>
          <table:table-cell office:value-type="float" office:value="3093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76.318"/>
          <table:table-cell office:value-type="float" office:value="172.746"/>
          <table:table-cell office:value-type="float" office:value="169.59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10582.0"/>
          <table:table-cell office:value-type="float" office:value="3695658.0"/>
          <table:table-cell office:value-type="float" office:value="453878.0"/>
          <table:table-cell office:value-type="float" office:value="1805048.0"/>
          <table:table-cell office:value-type="float" office:value="305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3.574"/>
          <table:table-cell office:value-type="float" office:value="240.016"/>
          <table:table-cell office:value-type="float" office:value="236.9"/>
          <table:table-cell office:value-type="float" office:value="1.0"/>
          <table:table-cell office:value-type="float" office:value="0.0"/>
          <table:table-cell office:value-type="float" office:value="731.0"/>
          <table:table-cell office:value-type="float" office:value="291550.0"/>
          <table:table-cell office:value-type="float" office:value="7292311.0"/>
          <table:table-cell office:value-type="float" office:value="453878.0"/>
          <table:table-cell office:value-type="float" office:value="1805048.0"/>
          <table:table-cell office:value-type="float" office:value="305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99981"/>
          <table:table-cell office:value-type="float" office:value="3.095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73.0"/>
          <table:table-cell office:value-type="float" office:value="14919.0"/>
          <table:table-cell office:value-type="float" office:value="455606.0"/>
          <table:table-cell office:value-type="float" office:value="1811894.0"/>
          <table:table-cell office:value-type="float" office:value="307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73.798"/>
          <table:table-cell office:value-type="float" office:value="170.306"/>
          <table:table-cell office:value-type="float" office:value="167.13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49559.0"/>
          <table:table-cell office:value-type="float" office:value="3119526.0"/>
          <table:table-cell office:value-type="float" office:value="453878.0"/>
          <table:table-cell office:value-type="float" office:value="1805048.0"/>
          <table:table-cell office:value-type="float" office:value="306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71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0.7112"/>
          <table:table-cell office:value-type="float" office:value="4.73"/>
          <table:table-cell office:value-type="float" office:value="1.3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452.0"/>
          <table:table-cell office:value-type="float" office:value="34451.0"/>
          <table:table-cell office:value-type="float" office:value="455606.0"/>
          <table:table-cell office:value-type="float" office:value="1811894.0"/>
          <table:table-cell office:value-type="float" office:value="307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01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0.779"/>
          <table:table-cell office:value-type="float" office:value="197.208"/>
          <table:table-cell office:value-type="float" office:value="194.18"/>
          <table:table-cell office:value-type="float" office:value="1.0"/>
          <table:table-cell office:value-type="float" office:value="0.0"/>
          <table:table-cell office:value-type="float" office:value="588.0"/>
          <table:table-cell office:value-type="float" office:value="248445.0"/>
          <table:table-cell office:value-type="float" office:value="6151022.0"/>
          <table:table-cell office:value-type="float" office:value="453878.0"/>
          <table:table-cell office:value-type="float" office:value="1805049.0"/>
          <table:table-cell office:value-type="float" office:value="308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.2157"/>
          <table:table-cell office:value-type="float" office:value="25.343"/>
          <table:table-cell office:value-type="float" office:value="21.8"/>
          <table:table-cell office:value-type="float" office:value="0.0"/>
          <table:table-cell office:value-type="float" office:value="0.0"/>
          <table:table-cell office:value-type="float" office:value="148.0"/>
          <table:table-cell office:value-type="float" office:value="44377.0"/>
          <table:table-cell office:value-type="float" office:value="280807.0"/>
          <table:table-cell office:value-type="float" office:value="455606.0"/>
          <table:table-cell office:value-type="float" office:value="1811895.0"/>
          <table:table-cell office:value-type="float" office:value="3093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73.618"/>
          <table:table-cell office:value-type="float" office:value="170.008"/>
          <table:table-cell office:value-type="float" office:value="166.6"/>
          <table:table-cell office:value-type="float" office:value="0.0"/>
          <table:table-cell office:value-type="float" office:value="0.0"/>
          <table:table-cell office:value-type="float" office:value="717.0"/>
          <table:table-cell office:value-type="float" office:value="292812.0"/>
          <table:table-cell office:value-type="float" office:value="3111650.0"/>
          <table:table-cell office:value-type="float" office:value="530920.0"/>
          <table:table-cell office:value-type="float" office:value="2111158.0"/>
          <table:table-cell office:value-type="float" office:value="346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5.22"/>
          <table:table-cell office:value-type="float" office:value="221.608"/>
          <table:table-cell office:value-type="float" office:value="217.82"/>
          <table:table-cell office:value-type="float" office:value="0.0"/>
          <table:table-cell office:value-type="float" office:value="0.0"/>
          <table:table-cell office:value-type="float" office:value="1020.0"/>
          <table:table-cell office:value-type="float" office:value="394120.0"/>
          <table:table-cell office:value-type="float" office:value="2600321.0"/>
          <table:table-cell office:value-type="float" office:value="530920.0"/>
          <table:table-cell office:value-type="float" office:value="2111158.0"/>
          <table:table-cell office:value-type="float" office:value="345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941"/>
          <table:table-cell office:value-type="float" office:value="5.144"/>
          <table:table-cell office:value-type="float" office:value="1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24.0"/>
          <table:table-cell office:value-type="float" office:value="30327.0"/>
          <table:table-cell office:value-type="float" office:value="532648.0"/>
          <table:table-cell office:value-type="float" office:value="2118004.0"/>
          <table:table-cell office:value-type="float" office:value="3479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89.752"/>
          <table:table-cell office:value-type="float" office:value="186.26"/>
          <table:table-cell office:value-type="float" office:value="182.41"/>
          <table:table-cell office:value-type="float" office:value="0.0"/>
          <table:table-cell office:value-type="float" office:value="0.0"/>
          <table:table-cell office:value-type="float" office:value="731.0"/>
          <table:table-cell office:value-type="float" office:value="287602.0"/>
          <table:table-cell office:value-type="float" office:value="3180423.0"/>
          <table:table-cell office:value-type="float" office:value="530920.0"/>
          <table:table-cell office:value-type="float" office:value="2111158.0"/>
          <table:table-cell office:value-type="float" office:value="346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4.197"/>
          <table:table-cell office:value-type="float" office:value="220.514"/>
          <table:table-cell office:value-type="float" office:value="216.74"/>
          <table:table-cell office:value-type="float" office:value="1.0"/>
          <table:table-cell office:value-type="float" office:value="0.0"/>
          <table:table-cell office:value-type="float" office:value="692.0"/>
          <table:table-cell office:value-type="float" office:value="284892.0"/>
          <table:table-cell office:value-type="float" office:value="6475092.0"/>
          <table:table-cell office:value-type="float" office:value="530920.0"/>
          <table:table-cell office:value-type="float" office:value="2111158.0"/>
          <table:table-cell office:value-type="float" office:value="343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164"/>
          <table:table-cell office:value-type="float" office:value="5.091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26.0"/>
          <table:table-cell office:value-type="float" office:value="20842.0"/>
          <table:table-cell office:value-type="float" office:value="532648.0"/>
          <table:table-cell office:value-type="float" office:value="2118004.0"/>
          <table:table-cell office:value-type="float" office:value="3467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49.554"/>
          <table:table-cell office:value-type="float" office:value="246.058"/>
          <table:table-cell office:value-type="float" office:value="242.24"/>
          <table:table-cell office:value-type="float" office:value="0.0"/>
          <table:table-cell office:value-type="float" office:value="0.0"/>
          <table:table-cell office:value-type="float" office:value="955.0"/>
          <table:table-cell office:value-type="float" office:value="399628.0"/>
          <table:table-cell office:value-type="float" office:value="4359617.0"/>
          <table:table-cell office:value-type="float" office:value="530920.0"/>
          <table:table-cell office:value-type="float" office:value="2111159.0"/>
          <table:table-cell office:value-type="float" office:value="348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5.025"/>
          <table:table-cell office:value-type="float" office:value="151.484"/>
          <table:table-cell office:value-type="float" office:value="147.6"/>
          <table:table-cell office:value-type="float" office:value="1.0"/>
          <table:table-cell office:value-type="float" office:value="0.0"/>
          <table:table-cell office:value-type="float" office:value="508.0"/>
          <table:table-cell office:value-type="float" office:value="189609.0"/>
          <table:table-cell office:value-type="float" office:value="5687035.0"/>
          <table:table-cell office:value-type="float" office:value="530920.0"/>
          <table:table-cell office:value-type="float" office:value="2111159.0"/>
          <table:table-cell office:value-type="float" office:value="3432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0757"/>
          <table:table-cell office:value-type="float" office:value="5.025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687.0"/>
          <table:table-cell office:value-type="float" office:value="30831.0"/>
          <table:table-cell office:value-type="float" office:value="532648.0"/>
          <table:table-cell office:value-type="float" office:value="2118005.0"/>
          <table:table-cell office:value-type="float" office:value="348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82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8.376"/>
          <table:table-cell office:value-type="float" office:value="164.914"/>
          <table:table-cell office:value-type="float" office:value="161.17"/>
          <table:table-cell office:value-type="float" office:value="0.0"/>
          <table:table-cell office:value-type="float" office:value="0.0"/>
          <table:table-cell office:value-type="float" office:value="1021.0"/>
          <table:table-cell office:value-type="float" office:value="393081.0"/>
          <table:table-cell office:value-type="float" office:value="2136685.0"/>
          <table:table-cell office:value-type="float" office:value="530920.0"/>
          <table:table-cell office:value-type="float" office:value="2111160.0"/>
          <table:table-cell office:value-type="float" office:value="343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6924"/>
          <table:table-cell office:value-type="float" office:value="4.645"/>
          <table:table-cell office:value-type="float" office:value="0.6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8.0"/>
          <table:table-cell office:value-type="float" office:value="15056.0"/>
          <table:table-cell office:value-type="float" office:value="532648.0"/>
          <table:table-cell office:value-type="float" office:value="2118006.0"/>
          <table:table-cell office:value-type="float" office:value="348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80.159"/>
          <table:table-cell office:value-type="float" office:value="176.572"/>
          <table:table-cell office:value-type="float" office:value="173.15"/>
          <table:table-cell office:value-type="float" office:value="0.0"/>
          <table:table-cell office:value-type="float" office:value="0.0"/>
          <table:table-cell office:value-type="float" office:value="715.0"/>
          <table:table-cell office:value-type="float" office:value="289006.0"/>
          <table:table-cell office:value-type="float" office:value="3030787.0"/>
          <table:table-cell office:value-type="float" office:value="530920.0"/>
          <table:table-cell office:value-type="float" office:value="2111160.0"/>
          <table:table-cell office:value-type="float" office:value="346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7.767"/>
          <table:table-cell office:value-type="float" office:value="294.254"/>
          <table:table-cell office:value-type="float" office:value="290.57"/>
          <table:table-cell office:value-type="float" office:value="0.0"/>
          <table:table-cell office:value-type="float" office:value="0.0"/>
          <table:table-cell office:value-type="float" office:value="1597.0"/>
          <table:table-cell office:value-type="float" office:value="667329.0"/>
          <table:table-cell office:value-type="float" office:value="3766011.0"/>
          <table:table-cell office:value-type="float" office:value="530920.0"/>
          <table:table-cell office:value-type="float" office:value="2111160.0"/>
          <table:table-cell office:value-type="float" office:value="346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824"/>
          <table:table-cell office:value-type="float" office:value="13.264"/>
          <table:table-cell office:value-type="float" office:value="9.3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0153.0"/>
          <table:table-cell office:value-type="float" office:value="337651.0"/>
          <table:table-cell office:value-type="float" office:value="532648.0"/>
          <table:table-cell office:value-type="float" office:value="2118006.0"/>
          <table:table-cell office:value-type="float" office:value="3487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02.607"/>
          <table:table-cell office:value-type="float" office:value="99.801"/>
          <table:table-cell office:value-type="float" office:value="98.74"/>
          <table:table-cell office:value-type="float" office:value="0.0"/>
          <table:table-cell office:value-type="float" office:value="0.0"/>
          <table:table-cell office:value-type="float" office:value="667.0"/>
          <table:table-cell office:value-type="float" office:value="289739.0"/>
          <table:table-cell office:value-type="float" office:value="2182931.0"/>
          <table:table-cell office:value-type="float" office:value="145770.0"/>
          <table:table-cell office:value-type="float" office:value="570575.0"/>
          <table:table-cell office:value-type="float" office:value="167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7.348"/>
          <table:table-cell office:value-type="float" office:value="904.528"/>
          <table:table-cell office:value-type="float" office:value="903.38"/>
          <table:table-cell office:value-type="float" office:value="0.0"/>
          <table:table-cell office:value-type="float" office:value="0.0"/>
          <table:table-cell office:value-type="float" office:value="5117.0"/>
          <table:table-cell office:value-type="float" office:value="2597715.0"/>
          <table:table-cell office:value-type="float" office:value="10415453.0"/>
          <table:table-cell office:value-type="float" office:value="145770.0"/>
          <table:table-cell office:value-type="float" office:value="570575.0"/>
          <table:table-cell office:value-type="float" office:value="206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0926"/>
          <table:table-cell office:value-type="float" office:value="1.429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1.0"/>
          <table:table-cell office:value-type="float" office:value="26508.0"/>
          <table:table-cell office:value-type="float" office:value="146608.0"/>
          <table:table-cell office:value-type="float" office:value="573907.0"/>
          <table:table-cell office:value-type="float" office:value="1573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32.417"/>
          <table:table-cell office:value-type="float" office:value="129.585"/>
          <table:table-cell office:value-type="float" office:value="128.53"/>
          <table:table-cell office:value-type="float" office:value="0.0"/>
          <table:table-cell office:value-type="float" office:value="0.0"/>
          <table:table-cell office:value-type="float" office:value="830.0"/>
          <table:table-cell office:value-type="float" office:value="351888.0"/>
          <table:table-cell office:value-type="float" office:value="2798016.0"/>
          <table:table-cell office:value-type="float" office:value="145770.0"/>
          <table:table-cell office:value-type="float" office:value="570575.0"/>
          <table:table-cell office:value-type="float" office:value="169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6227"/>
          <table:table-cell office:value-type="float" office:value="15.883"/>
          <table:table-cell office:value-type="float" office:value="14.81"/>
          <table:table-cell office:value-type="float" office:value="1.0"/>
          <table:table-cell office:value-type="float" office:value="0.0"/>
          <table:table-cell office:value-type="float" office:value="133.0"/>
          <table:table-cell office:value-type="float" office:value="47856.0"/>
          <table:table-cell office:value-type="float" office:value="673163.0"/>
          <table:table-cell office:value-type="float" office:value="145770.0"/>
          <table:table-cell office:value-type="float" office:value="570575.0"/>
          <table:table-cell office:value-type="float" office:value="156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1033"/>
          <table:table-cell office:value-type="float" office:value="1.2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076.0"/>
          <table:table-cell office:value-type="float" office:value="146608.0"/>
          <table:table-cell office:value-type="float" office:value="573907.0"/>
          <table:table-cell office:value-type="float" office:value="1574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63.9511"/>
          <table:table-cell office:value-type="float" office:value="61.003"/>
          <table:table-cell office:value-type="float" office:value="59.93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173529.0"/>
          <table:table-cell office:value-type="float" office:value="1453962.0"/>
          <table:table-cell office:value-type="float" office:value="145770.0"/>
          <table:table-cell office:value-type="float" office:value="570575.0"/>
          <table:table-cell office:value-type="float" office:value="157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2765"/>
          <table:table-cell office:value-type="float" office:value="24.402"/>
          <table:table-cell office:value-type="float" office:value="23.33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4204.0"/>
          <table:table-cell office:value-type="float" office:value="937473.0"/>
          <table:table-cell office:value-type="float" office:value="145770.0"/>
          <table:table-cell office:value-type="float" office:value="570575.0"/>
          <table:table-cell office:value-type="float" office:value="156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91728"/>
          <table:table-cell office:value-type="float" office:value="1.11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1683.0"/>
          <table:table-cell office:value-type="float" office:value="146608.0"/>
          <table:table-cell office:value-type="float" office:value="573907.0"/>
          <table:table-cell office:value-type="float" office:value="157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08.061"/>
          <table:table-cell office:value-type="float" office:value="105.272"/>
          <table:table-cell office:value-type="float" office:value="104.22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306598.0"/>
          <table:table-cell office:value-type="float" office:value="1923635.0"/>
          <table:table-cell office:value-type="float" office:value="145770.0"/>
          <table:table-cell office:value-type="float" office:value="570575.0"/>
          <table:table-cell office:value-type="float" office:value="166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6137"/>
          <table:table-cell office:value-type="float" office:value="16.622"/>
          <table:table-cell office:value-type="float" office:value="15.53"/>
          <table:table-cell office:value-type="float" office:value="1.0"/>
          <table:table-cell office:value-type="float" office:value="0.0"/>
          <table:table-cell office:value-type="float" office:value="159.0"/>
          <table:table-cell office:value-type="float" office:value="51560.0"/>
          <table:table-cell office:value-type="float" office:value="659233.0"/>
          <table:table-cell office:value-type="float" office:value="145770.0"/>
          <table:table-cell office:value-type="float" office:value="570575.0"/>
          <table:table-cell office:value-type="float" office:value="156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4886"/>
          <table:table-cell office:value-type="float" office:value="1.0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30.0"/>
          <table:table-cell office:value-type="float" office:value="146608.0"/>
          <table:table-cell office:value-type="float" office:value="573907.0"/>
          <table:table-cell office:value-type="float" office:value="1558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6.5337"/>
          <table:table-cell office:value-type="float" office:value="53.793"/>
          <table:table-cell office:value-type="float" office:value="52.66"/>
          <table:table-cell office:value-type="float" office:value="0.0"/>
          <table:table-cell office:value-type="float" office:value="0.0"/>
          <table:table-cell office:value-type="float" office:value="464.0"/>
          <table:table-cell office:value-type="float" office:value="163942.0"/>
          <table:table-cell office:value-type="float" office:value="1439279.0"/>
          <table:table-cell office:value-type="float" office:value="145770.0"/>
          <table:table-cell office:value-type="float" office:value="570575.0"/>
          <table:table-cell office:value-type="float" office:value="158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.3744"/>
          <table:table-cell office:value-type="float" office:value="45.415"/>
          <table:table-cell office:value-type="float" office:value="44.4"/>
          <table:table-cell office:value-type="float" office:value="1.0"/>
          <table:table-cell office:value-type="float" office:value="0.0"/>
          <table:table-cell office:value-type="float" office:value="381.0"/>
          <table:table-cell office:value-type="float" office:value="146058.0"/>
          <table:table-cell office:value-type="float" office:value="1512121.0"/>
          <table:table-cell office:value-type="float" office:value="145770.0"/>
          <table:table-cell office:value-type="float" office:value="570575.0"/>
          <table:table-cell office:value-type="float" office:value="1584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81138"/>
          <table:table-cell office:value-type="float" office:value="1.12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2.0"/>
          <table:table-cell office:value-type="float" office:value="146608.0"/>
          <table:table-cell office:value-type="float" office:value="573907.0"/>
          <table:table-cell office:value-type="float" office:value="1573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38.884"/>
          <table:table-cell office:value-type="float" office:value="235.461"/>
          <table:table-cell office:value-type="float" office:value="232.67"/>
          <table:table-cell office:value-type="float" office:value="0.0"/>
          <table:table-cell office:value-type="float" office:value="0.0"/>
          <table:table-cell office:value-type="float" office:value="1065.0"/>
          <table:table-cell office:value-type="float" office:value="487903.0"/>
          <table:table-cell office:value-type="float" office:value="4378502.0"/>
          <table:table-cell office:value-type="float" office:value="413560.0"/>
          <table:table-cell office:value-type="float" office:value="1644631.0"/>
          <table:table-cell office:value-type="float" office:value="294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6.888"/>
          <table:table-cell office:value-type="float" office:value="163.581"/>
          <table:table-cell office:value-type="float" office:value="160.72"/>
          <table:table-cell office:value-type="float" office:value="0.0"/>
          <table:table-cell office:value-type="float" office:value="0.0"/>
          <table:table-cell office:value-type="float" office:value="1019.0"/>
          <table:table-cell office:value-type="float" office:value="396957.0"/>
          <table:table-cell office:value-type="float" office:value="3519894.0"/>
          <table:table-cell office:value-type="float" office:value="413560.0"/>
          <table:table-cell office:value-type="float" office:value="1644631.0"/>
          <table:table-cell office:value-type="float" office:value="287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6326"/>
          <table:table-cell office:value-type="float" office:value="24.484"/>
          <table:table-cell office:value-type="float" office:value="21.38"/>
          <table:table-cell office:value-type="float" office:value="1.0"/>
          <table:table-cell office:value-type="float" office:value="0.0"/>
          <table:table-cell office:value-type="float" office:value="122.0"/>
          <table:table-cell office:value-type="float" office:value="39038.0"/>
          <table:table-cell office:value-type="float" office:value="649343.0"/>
          <table:table-cell office:value-type="float" office:value="415288.0"/>
          <table:table-cell office:value-type="float" office:value="1651477.0"/>
          <table:table-cell office:value-type="float" office:value="28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74.7057"/>
          <table:table-cell office:value-type="float" office:value="71.231"/>
          <table:table-cell office:value-type="float" office:value="68.53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52176.0"/>
          <table:table-cell office:value-type="float" office:value="2054685.0"/>
          <table:table-cell office:value-type="float" office:value="413560.0"/>
          <table:table-cell office:value-type="float" office:value="1644630.0"/>
          <table:table-cell office:value-type="float" office:value="287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9.624"/>
          <table:table-cell office:value-type="float" office:value="216.209"/>
          <table:table-cell office:value-type="float" office:value="213.47"/>
          <table:table-cell office:value-type="float" office:value="0.0"/>
          <table:table-cell office:value-type="float" office:value="0.0"/>
          <table:table-cell office:value-type="float" office:value="1414.0"/>
          <table:table-cell office:value-type="float" office:value="593064.0"/>
          <table:table-cell office:value-type="float" office:value="2579130.0"/>
          <table:table-cell office:value-type="float" office:value="413560.0"/>
          <table:table-cell office:value-type="float" office:value="1644630.0"/>
          <table:table-cell office:value-type="float" office:value="287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63384"/>
          <table:table-cell office:value-type="float" office:value="3.809"/>
          <table:table-cell office:value-type="float" office:value="1.14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89.0"/>
          <table:table-cell office:value-type="float" office:value="55797.0"/>
          <table:table-cell office:value-type="float" office:value="415288.0"/>
          <table:table-cell office:value-type="float" office:value="1651476.0"/>
          <table:table-cell office:value-type="float" office:value="2899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71.664"/>
          <table:table-cell office:value-type="float" office:value="268.162"/>
          <table:table-cell office:value-type="float" office:value="265.51"/>
          <table:table-cell office:value-type="float" office:value="0.0"/>
          <table:table-cell office:value-type="float" office:value="0.0"/>
          <table:table-cell office:value-type="float" office:value="1277.0"/>
          <table:table-cell office:value-type="float" office:value="584297.0"/>
          <table:table-cell office:value-type="float" office:value="5551115.0"/>
          <table:table-cell office:value-type="float" office:value="413560.0"/>
          <table:table-cell office:value-type="float" office:value="1644630.0"/>
          <table:table-cell office:value-type="float" office:value="2905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.109"/>
          <table:table-cell office:value-type="float" office:value="298.71"/>
          <table:table-cell office:value-type="float" office:value="295.94"/>
          <table:table-cell office:value-type="float" office:value="1.0"/>
          <table:table-cell office:value-type="float" office:value="0.0"/>
          <table:table-cell office:value-type="float" office:value="1166.0"/>
          <table:table-cell office:value-type="float" office:value="541575.0"/>
          <table:table-cell office:value-type="float" office:value="9386284.0"/>
          <table:table-cell office:value-type="float" office:value="413560.0"/>
          <table:table-cell office:value-type="float" office:value="1644630.0"/>
          <table:table-cell office:value-type="float" office:value="297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0226"/>
          <table:table-cell office:value-type="float" office:value="4.167"/>
          <table:table-cell office:value-type="float" office:value="1.4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80.0"/>
          <table:table-cell office:value-type="float" office:value="52602.0"/>
          <table:table-cell office:value-type="float" office:value="415288.0"/>
          <table:table-cell office:value-type="float" office:value="1651476.0"/>
          <table:table-cell office:value-type="float" office:value="288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63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69.581"/>
          <table:table-cell office:value-type="float" office:value="166.163"/>
          <table:table-cell office:value-type="float" office:value="163.24"/>
          <table:table-cell office:value-type="float" office:value="1.0"/>
          <table:table-cell office:value-type="float" office:value="0.0"/>
          <table:table-cell office:value-type="float" office:value="636.0"/>
          <table:table-cell office:value-type="float" office:value="263761.0"/>
          <table:table-cell office:value-type="float" office:value="7234577.0"/>
          <table:table-cell office:value-type="float" office:value="413560.0"/>
          <table:table-cell office:value-type="float" office:value="1644630.0"/>
          <table:table-cell office:value-type="float" office:value="287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.0429"/>
          <table:table-cell office:value-type="float" office:value="13.013"/>
          <table:table-cell office:value-type="float" office:value="10.05"/>
          <table:table-cell office:value-type="float" office:value="1.0"/>
          <table:table-cell office:value-type="float" office:value="0.0"/>
          <table:table-cell office:value-type="float" office:value="67.0"/>
          <table:table-cell office:value-type="float" office:value="22108.0"/>
          <table:table-cell office:value-type="float" office:value="328723.0"/>
          <table:table-cell office:value-type="float" office:value="415288.0"/>
          <table:table-cell office:value-type="float" office:value="1651476.0"/>
          <table:table-cell office:value-type="float" office:value="288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16.371"/>
          <table:table-cell office:value-type="float" office:value="112.85"/>
          <table:table-cell office:value-type="float" office:value="110.12"/>
          <table:table-cell office:value-type="float" office:value="0.0"/>
          <table:table-cell office:value-type="float" office:value="0.0"/>
          <table:table-cell office:value-type="float" office:value="532.0"/>
          <table:table-cell office:value-type="float" office:value="244695.0"/>
          <table:table-cell office:value-type="float" office:value="2891235.0"/>
          <table:table-cell office:value-type="float" office:value="413560.0"/>
          <table:table-cell office:value-type="float" office:value="1644632.0"/>
          <table:table-cell office:value-type="float" office:value="287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0.994"/>
          <table:table-cell office:value-type="float" office:value="257.535"/>
          <table:table-cell office:value-type="float" office:value="254.69"/>
          <table:table-cell office:value-type="float" office:value="1.0"/>
          <table:table-cell office:value-type="float" office:value="0.0"/>
          <table:table-cell office:value-type="float" office:value="1001.0"/>
          <table:table-cell office:value-type="float" office:value="422329.0"/>
          <table:table-cell office:value-type="float" office:value="7677342.0"/>
          <table:table-cell office:value-type="float" office:value="413560.0"/>
          <table:table-cell office:value-type="float" office:value="1644632.0"/>
          <table:table-cell office:value-type="float" office:value="293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5.5932"/>
          <table:table-cell office:value-type="float" office:value="49.497"/>
          <table:table-cell office:value-type="float" office:value="46.38"/>
          <table:table-cell office:value-type="float" office:value="1.0"/>
          <table:table-cell office:value-type="float" office:value="0.0"/>
          <table:table-cell office:value-type="float" office:value="249.0"/>
          <table:table-cell office:value-type="float" office:value="74983.0"/>
          <table:table-cell office:value-type="float" office:value="1340551.0"/>
          <table:table-cell office:value-type="float" office:value="415288.0"/>
          <table:table-cell office:value-type="float" office:value="1651478.0"/>
          <table:table-cell office:value-type="float" office:value="28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8919"/>
          <table:table-cell office:value-type="float" office:value="0.4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99.0"/>
          <table:table-cell office:value-type="float" office:value="8373.0"/>
          <table:table-cell office:value-type="float" office:value="45542.0"/>
          <table:table-cell office:value-type="float" office:value="178550.0"/>
          <table:table-cell office:value-type="float" office:value="1263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7343"/>
          <table:table-cell office:value-type="float" office:value="0.34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35.0"/>
          <table:table-cell office:value-type="float" office:value="4567.0"/>
          <table:table-cell office:value-type="float" office:value="45542.0"/>
          <table:table-cell office:value-type="float" office:value="1785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9281"/>
          <table:table-cell office:value-type="float" office:value="0.2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8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61506"/>
          <table:table-cell office:value-type="float" office:value="2.217"/>
          <table:table-cell office:value-type="float" office:value="1.92"/>
          <table:table-cell office:value-type="float" office:value="1.0"/>
          <table:table-cell office:value-type="float" office:value="0.0"/>
          <table:table-cell office:value-type="float" office:value="48.0"/>
          <table:table-cell office:value-type="float" office:value="12288.0"/>
          <table:table-cell office:value-type="float" office:value="142179.0"/>
          <table:table-cell office:value-type="float" office:value="45542.0"/>
          <table:table-cell office:value-type="float" office:value="1785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8032"/>
          <table:table-cell office:value-type="float" office:value="0.343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3923.0"/>
          <table:table-cell office:value-type="float" office:value="45542.0"/>
          <table:table-cell office:value-type="float" office:value="178550.0"/>
          <table:table-cell office:value-type="float" office:value="122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5323"/>
          <table:table-cell office:value-type="float" office:value="0.3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2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85049"/>
          <table:table-cell office:value-type="float" office:value="0.41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85.0"/>
          <table:table-cell office:value-type="float" office:value="5930.0"/>
          <table:table-cell office:value-type="float" office:value="45542.0"/>
          <table:table-cell office:value-type="float" office:value="1785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0761"/>
          <table:table-cell office:value-type="float" office:value="0.32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50.0"/>
          <table:table-cell office:value-type="float" office:value="45542.0"/>
          <table:table-cell office:value-type="float" office:value="178550.0"/>
          <table:table-cell office:value-type="float" office:value="1276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9881"/>
          <table:table-cell office:value-type="float" office:value="0.3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7.0"/>
          <table:table-cell office:value-type="float" office:value="45876.0"/>
          <table:table-cell office:value-type="float" office:value="179879.0"/>
          <table:table-cell office:value-type="float" office:value="1288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77966"/>
          <table:table-cell office:value-type="float" office:value="0.30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727.0"/>
          <table:table-cell office:value-type="float" office:value="45542.0"/>
          <table:table-cell office:value-type="float" office:value="178550.0"/>
          <table:table-cell office:value-type="float" office:value="125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7093"/>
          <table:table-cell office:value-type="float" office:value="0.35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582.0"/>
          <table:table-cell office:value-type="float" office:value="45542.0"/>
          <table:table-cell office:value-type="float" office:value="178550.0"/>
          <table:table-cell office:value-type="float" office:value="127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8704"/>
          <table:table-cell office:value-type="float" office:value="0.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5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0614"/>
          <table:table-cell office:value-type="float" office:value="0.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3787.0"/>
          <table:table-cell office:value-type="float" office:value="45542.0"/>
          <table:table-cell office:value-type="float" office:value="1785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59891"/>
          <table:table-cell office:value-type="float" office:value="0.33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297.0"/>
          <table:table-cell office:value-type="float" office:value="3365.0"/>
          <table:table-cell office:value-type="float" office:value="45542.0"/>
          <table:table-cell office:value-type="float" office:value="178550.0"/>
          <table:table-cell office:value-type="float" office:value="126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4356"/>
          <table:table-cell office:value-type="float" office:value="0.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1.0"/>
          <table:table-cell office:value-type="float" office:value="45876.0"/>
          <table:table-cell office:value-type="float" office:value="179879.0"/>
          <table:table-cell office:value-type="float" office:value="128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